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20b" officeooo:paragraph-rsid="0016f4c4"/>
    </style:style>
    <style:style style:name="P2" style:family="paragraph" style:parent-style-name="Standard">
      <style:text-properties fo:font-size="16pt" officeooo:rsid="0016f4c4" officeooo:paragraph-rsid="0016f4c4" style:font-size-asian="14pt" style:font-size-complex="16pt"/>
    </style:style>
    <style:style style:name="P3" style:family="paragraph" style:parent-style-name="Standard">
      <style:text-properties fo:font-size="12pt" officeooo:rsid="0016f4c4" officeooo:paragraph-rsid="0016f4c4" style:font-size-asian="10.5pt" style:font-size-complex="12pt"/>
    </style:style>
    <style:style style:name="P4" style:family="paragraph" style:parent-style-name="Standard">
      <style:text-properties officeooo:paragraph-rsid="00193df1"/>
    </style:style>
    <style:style style:name="P5" style:family="paragraph" style:parent-style-name="Standard">
      <style:text-properties officeooo:rsid="001d0be0" officeooo:paragraph-rsid="001d0be0"/>
    </style:style>
    <style:style style:name="P6" style:family="paragraph" style:parent-style-name="Standard" style:list-style-name="L1">
      <style:text-properties officeooo:rsid="001d0be0" officeooo:paragraph-rsid="001d0be0"/>
    </style:style>
    <style:style style:name="T1" style:family="text">
      <style:text-properties officeooo:rsid="00187648"/>
    </style:style>
    <style:style style:name="T2" style:family="text">
      <style:text-properties fo:font-size="12pt" officeooo:rsid="00187648" style:font-size-asian="10.5pt" style:font-size-complex="12pt"/>
    </style:style>
    <style:style style:name="T3" style:family="text">
      <style:text-properties officeooo:rsid="00193df1"/>
    </style:style>
    <style:style style:name="T4" style:family="text">
      <style:text-properties officeooo:rsid="0019d371"/>
    </style:style>
    <style:style style:name="T5" style:family="text">
      <style:text-properties officeooo:rsid="001ae5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Breno Fernandes de Castro Turma: 3191</text:p>
      <text:p text:style-name="P1"/>
      <text:p text:style-name="P2">Guerra de Canudos</text:p>
      <text:p text:style-name="P3"/>
      <text:p text:style-name="P4"><text:span text:style-name="T2">a guerra de canudos ocorreu </text:span>no arraial de Canudos, sertão da Bahia, entre 1896 e 1897, <text:span text:style-name="T1">após o </text:span>governo da Bahia e o governo central resolver<text:span text:style-name="T1">e</text:span>m acabar com <text:span text:style-name="T1">as </text:span>instalações <text:span text:style-name="T1">de Antônio Conselheiro, instalações essas que haviam se transformado em um </text:span>polo de atração para as populações marginalizadas do Nordeste. <text:span text:style-name="T1">Tal conflito é considerado até hoje o maior movimento </text:span>de resistência à opressão dos grandes proprietários rurais realizado <text:span text:style-name="T1">na história do Brasil. </text:span><text:span text:style-name="T3">Entre os moradores que ocupavam aquelas instalações, haviam </text:span>moradores que fugiam da extrema miséria em que viviam do sertão nordestino <text:span text:style-name="T3">em busca de uma melhor qualidade de vida</text:span>. <text:span text:style-name="T3">A até então mudança de regime político não havia feito mudanças sig</text:span>nificativas na economia do País, <text:span text:style-name="T3">que por sinal funcionava com base no latifúndio, que por consequência explorava a mão de obra dos cidadãos mais miseráveis e que predominava a monocultura do país. Antônio Conselheiro, beato, nascido no Ceará pregava a salvação da alma para quem o seguisse </text:span><text:span text:style-name="T4">e anunciava o fim dos tempos, o mesmo se autodenominava como o “peregrino”, dessa forma Antônio Conselheiro e seus seguidores caminhavam pelo sertão pregando um forma de catolicismo popular, o que ameaçava a igreja católica. Após um tempo Antônio e seus seguidores se estabeleceram em Canudos, aonde ergueram a “cidade santa de Belo Monte” que víria à se tornar no refúgio para os miseráveis daquela região e para os seus seguidores. Ali naquele local foi montada uma comunidade aonde diferenças sociais eram inexistentes, aonde os rebanhos e lavouras eram de todos, o que atraia um grande número de sertanejos para aquela região. </text:span><text:span text:style-name="T5">Em 1896, ano em que começou a guerra, o local era ocupado por mais de 5 mil famílias, a sua defesa era mantida por ex-cangaceiros ou fazendeiros, num geral pessoas que viviam em grupos no sertão e atacavam proprietários rurais. A sua destruição da “terra prometida” se deu por conta da pressão que padres e coronéis exerciam sobre o governador da Bahia para destruir o tal arraial. Após as sucessivas derrotas militares, uma nova expedição com mais de 5000 homens sob o comando do general Artur Oscar bombardeou o arraial e em 1897, Canudos foi totalmente destruída. Milhares de camponeses morreram no conflito, no fim o corpo de Antônio Conselheiro foi desenterrado e degolado, sua cabeça foi levada como troféu, uma prática muito comum no período colonial.</text:span></text:p>
      <text:p text:style-name="P4"/>
      <text:p text:style-name="P5">Fontes de pesquisa:</text:p>
      <text:p text:style-name="P5"/>
      <text:list xml:id="list2293811868" text:style-name="L1">
        <text:list-item>
          <text:p text:style-name="P6"><text:a xlink:type="simple" xlink:href="https://www.todamateria.com.br/guerra-de-canudos/" text:style-name="Internet_20_link" text:visited-style-name="Visited_20_Internet_20_Link">https://www.todamateria.com.br/guerra-de-canudos/</text:a></text:p>
          <text:p text:style-name="P6"/>
        </text:list-item>
        <text:list-item>
          <text:p text:style-name="P6"><text:a xlink:type="simple" xlink:href="https://brasilescola.uol.com.br/historiab/canudos.htm" text:style-name="Internet_20_link" text:visited-style-name="Visited_20_Internet_20_Link">https://brasilescola.uol.com.br/historiab/canudos.htm</text:a></text:p>
          <text:p text:style-name="P6"/>
        </text:list-item>
        <text:list-item>
          <text:p text:style-name="P6"><text:a xlink:type="simple" xlink:href="https://www.youtube.com/watch?v=f4DT0-gvs6c" text:style-name="Internet_20_link" text:visited-style-name="Visited_20_Internet_20_Link">https://www.youtube.com/watch?v=f4DT0-gvs6c</text:a>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21:08:19.805342919</meta:creation-date>
    <dc:date>2021-07-24T22:21:24.160210325</dc:date>
    <meta:editing-duration>PT5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09" meta:character-count="2606" meta:non-whitespace-character-count="2210"/>
  </office:meta>
</office:document-meta>
</file>